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officeooo:rsid="0036a0f8" officeooo:paragraph-rsid="003ca232"/>
    </style:style>
    <style:style style:name="P5" style:family="paragraph" style:parent-style-name="Standard">
      <style:text-properties officeooo:rsid="0036a0f8" officeooo:paragraph-rsid="004eaefc"/>
    </style:style>
    <style:style style:name="P6" style:family="paragraph" style:parent-style-name="Standard">
      <style:text-properties officeooo:rsid="0036a0f8" officeooo:paragraph-rsid="007bfd15"/>
    </style:style>
    <style:style style:name="P7" style:family="paragraph" style:parent-style-name="Standard">
      <style:text-properties officeooo:rsid="0036a0f8" officeooo:paragraph-rsid="00b8d558"/>
    </style:style>
    <style:style style:name="P8" style:family="paragraph" style:parent-style-name="Standard">
      <style:text-properties officeooo:paragraph-rsid="003ca232"/>
    </style:style>
    <style:style style:name="P9" style:family="paragraph" style:parent-style-name="Standard">
      <style:text-properties fo:font-weight="normal" officeooo:rsid="003a7e82" officeooo:paragraph-rsid="0055d030" style:font-weight-asian="normal" style:font-weight-complex="normal"/>
    </style:style>
    <style:style style:name="P10" style:family="paragraph" style:parent-style-name="Standard">
      <style:text-properties fo:font-weight="normal" officeooo:rsid="0054b574" officeooo:paragraph-rsid="0055d030" style:font-weight-asian="normal" style:font-weight-complex="normal"/>
    </style:style>
    <style:style style:name="P11" style:family="paragraph" style:parent-style-name="Standard">
      <style:text-properties fo:font-weight="normal" officeooo:rsid="00679413" officeooo:paragraph-rsid="00676cef" style:font-weight-asian="normal" style:font-weight-complex="normal"/>
    </style:style>
    <style:style style:name="P12" style:family="paragraph" style:parent-style-name="Standard">
      <style:text-properties officeooo:paragraph-rsid="0055d030"/>
    </style:style>
    <style:style style:name="P13" style:family="paragraph" style:parent-style-name="Standard">
      <style:paragraph-properties fo:text-align="end" style:justify-single-word="false"/>
      <style:text-properties officeooo:paragraph-rsid="003658a6"/>
    </style:style>
    <style:style style:name="P14" style:family="paragraph" style:parent-style-name="Standard">
      <style:text-properties officeooo:paragraph-rsid="00676cef"/>
    </style:style>
    <style:style style:name="P15" style:family="paragraph" style:parent-style-name="Standard">
      <style:text-properties officeooo:rsid="00715d40" officeooo:paragraph-rsid="00715d40"/>
    </style:style>
    <style:style style:name="P16" style:family="paragraph" style:parent-style-name="Standard">
      <style:text-properties officeooo:paragraph-rsid="004ce71b"/>
    </style:style>
    <style:style style:name="P17" style:family="paragraph" style:parent-style-name="Standard">
      <style:text-properties officeooo:paragraph-rsid="0094abe7"/>
    </style:style>
    <style:style style:name="P18" style:family="paragraph" style:parent-style-name="Standard">
      <style:text-properties officeooo:paragraph-rsid="009511fe"/>
    </style:style>
    <style:style style:name="P19" style:family="paragraph" style:parent-style-name="Standard">
      <style:text-properties officeooo:paragraph-rsid="0095b3f7"/>
    </style:style>
    <style:style style:name="P20" style:family="paragraph" style:parent-style-name="Standard">
      <style:text-properties officeooo:paragraph-rsid="00981230"/>
    </style:style>
    <style:style style:name="P21" style:family="paragraph" style:parent-style-name="Standard">
      <style:text-properties officeooo:paragraph-rsid="00a71da8"/>
    </style:style>
    <style:style style:name="P22" style:family="paragraph" style:parent-style-name="Standard">
      <style:text-properties officeooo:paragraph-rsid="00a89751"/>
    </style:style>
    <style:style style:name="P23" style:family="paragraph" style:parent-style-name="Standard">
      <style:text-properties officeooo:paragraph-rsid="00b536d5"/>
    </style:style>
    <style:style style:name="P24" style:family="paragraph" style:parent-style-name="Standard">
      <style:text-properties officeooo:paragraph-rsid="00b6ded5"/>
    </style:style>
    <style:style style:name="P25" style:family="paragraph" style:parent-style-name="Standard">
      <style:text-properties officeooo:paragraph-rsid="00505505"/>
    </style:style>
    <style:style style:name="P26" style:family="paragraph" style:parent-style-name="Standard">
      <style:text-properties officeooo:paragraph-rsid="00b8d558"/>
    </style:style>
    <style:style style:name="P27" style:family="paragraph" style:parent-style-name="Standard">
      <style:text-properties fo:font-style="normal" fo:font-weight="normal" officeooo:rsid="00505505" officeooo:paragraph-rsid="00505505" style:font-style-asian="normal" style:font-weight-asian="normal" style:font-style-complex="normal" style:font-weight-complex="normal"/>
    </style:style>
    <style:style style:name="P28" style:family="paragraph" style:parent-style-name="Standard">
      <style:text-properties officeooo:paragraph-rsid="00900833"/>
    </style:style>
    <style:style style:name="P29" style:family="paragraph" style:parent-style-name="Text_20_body">
      <style:text-properties officeooo:paragraph-rsid="0050908a"/>
    </style:style>
    <style:style style:name="P30" style:family="paragraph" style:parent-style-name="Text_20_body">
      <style:text-properties officeooo:paragraph-rsid="0053f209"/>
    </style:style>
    <style:style style:name="P31" style:family="paragraph" style:parent-style-name="Text_20_body">
      <style:text-properties officeooo:paragraph-rsid="00590bb6"/>
    </style:style>
    <style:style style:name="P32" style:family="paragraph" style:parent-style-name="Text_20_body">
      <style:text-properties officeooo:paragraph-rsid="007bfd15"/>
    </style:style>
    <style:style style:name="P33" style:family="paragraph" style:parent-style-name="Text_20_body">
      <style:text-properties officeooo:paragraph-rsid="007cfd40"/>
    </style:style>
    <style:style style:name="P34" style:family="paragraph" style:parent-style-name="Heading_20_1">
      <style:text-properties officeooo:paragraph-rsid="007bfd15"/>
    </style:style>
    <style:style style:name="P35" style:family="paragraph" style:parent-style-name="Heading_20_2">
      <style:text-properties officeooo:rsid="0050908a" officeooo:paragraph-rsid="0050908a"/>
    </style:style>
    <style:style style:name="P36" style:family="paragraph" style:parent-style-name="Heading_20_3">
      <style:text-properties officeooo:rsid="0050908a" officeooo:paragraph-rsid="0050908a"/>
    </style:style>
    <style:style style:name="P37" style:family="paragraph" style:parent-style-name="Heading_20_3">
      <style:text-properties officeooo:rsid="0050908a" officeooo:paragraph-rsid="0053f209"/>
    </style:style>
    <style:style style:name="P38" style:family="paragraph" style:parent-style-name="Standard" style:list-style-name="L1">
      <style:text-properties officeooo:paragraph-rsid="00b536d5"/>
    </style:style>
    <style:style style:name="P39" style:family="paragraph" style:parent-style-name="Standard">
      <style:text-properties officeooo:paragraph-rsid="00c3176d"/>
    </style:style>
    <style:style style:name="P40" style:family="paragraph" style:parent-style-name="Standard">
      <style:text-properties officeooo:paragraph-rsid="0095b3f7"/>
    </style:style>
    <style:style style:name="P41" style:family="paragraph" style:parent-style-name="Standard" style:list-style-name="L2">
      <style:text-properties officeooo:rsid="00c69eb7" officeooo:paragraph-rsid="00c69eb7"/>
    </style:style>
    <style:style style:name="P42" style:family="paragraph" style:parent-style-name="Standard" style:list-style-name="L2">
      <style:text-properties officeooo:rsid="00c69eb7" officeooo:paragraph-rsid="00c7abd0"/>
    </style:style>
    <style:style style:name="P43" style:family="paragraph" style:parent-style-name="Standard">
      <style:text-properties fo:font-weight="bold" officeooo:rsid="00c69eb7" officeooo:paragraph-rsid="00c69eb7" style:font-weight-asian="bold" style:font-weight-complex="bold"/>
    </style:style>
    <style:style style:name="P44" style:family="paragraph" style:parent-style-name="Standard">
      <style:text-properties fo:font-weight="bold" officeooo:rsid="00c9ff25" officeooo:paragraph-rsid="00c9ff25" style:font-weight-asian="bold" style:font-weight-complex="bold"/>
    </style:style>
    <style:style style:name="P45" style:family="paragraph" style:parent-style-name="Standard">
      <style:text-properties officeooo:rsid="00715d40" officeooo:paragraph-rsid="00715d40"/>
    </style:style>
    <style:style style:name="P46" style:family="paragraph" style:parent-style-name="Text_20_body">
      <style:text-properties officeooo:paragraph-rsid="007bfd15"/>
    </style:style>
    <style:style style:name="P47" style:family="paragraph" style:parent-style-name="Text_20_body">
      <style:text-properties fo:font-weight="bold" officeooo:rsid="00c9ff25" officeooo:paragraph-rsid="00c9ff25" style:font-weight-asian="bold" style:font-weight-complex="bold"/>
    </style:style>
    <style:style style:name="T1" style:family="text">
      <style:text-properties fo:font-weight="normal" officeooo:rsid="003a7e82" style:font-weight-asian="normal" style:font-weight-complex="normal"/>
    </style:style>
    <style:style style:name="T2" style:family="text">
      <style:text-properties fo:font-weight="normal" officeooo:rsid="003658a6" style:font-weight-asian="normal" style:font-weight-complex="normal"/>
    </style:style>
    <style:style style:name="T3" style:family="text">
      <style:text-properties fo:font-weight="normal" officeooo:rsid="004ce71b" style:font-weight-asian="normal" style:font-weight-complex="normal"/>
    </style:style>
    <style:style style:name="T4" style:family="text">
      <style:text-properties fo:font-weight="normal" officeooo:rsid="004eaefc" style:font-weight-asian="normal" style:font-weight-complex="normal"/>
    </style:style>
    <style:style style:name="T5" style:family="text">
      <style:text-properties fo:font-weight="normal" officeooo:rsid="00505505" style:font-weight-asian="normal" style:font-weight-complex="normal"/>
    </style:style>
    <style:style style:name="T6" style:family="text">
      <style:text-properties fo:font-weight="normal" officeooo:rsid="004bcce6" style:font-weight-asian="normal" style:font-weight-complex="normal"/>
    </style:style>
    <style:style style:name="T7" style:family="text">
      <style:text-properties fo:font-weight="normal" officeooo:rsid="00541453" style:font-weight-asian="normal" style:font-weight-complex="normal"/>
    </style:style>
    <style:style style:name="T8" style:family="text">
      <style:text-properties fo:font-weight="normal" officeooo:rsid="0041810a" style:font-weight-asian="normal" style:font-weight-complex="normal"/>
    </style:style>
    <style:style style:name="T9" style:family="text">
      <style:text-properties fo:font-weight="normal" officeooo:rsid="0054b574" style:font-weight-asian="normal" style:font-weight-complex="normal"/>
    </style:style>
    <style:style style:name="T10" style:family="text">
      <style:text-properties fo:font-weight="normal" officeooo:rsid="0055d030" style:font-weight-asian="normal" style:font-weight-complex="normal"/>
    </style:style>
    <style:style style:name="T11" style:family="text">
      <style:text-properties fo:font-weight="normal" officeooo:rsid="005d9806" style:font-weight-asian="normal" style:font-weight-complex="normal"/>
    </style:style>
    <style:style style:name="T12" style:family="text">
      <style:text-properties fo:font-weight="normal" officeooo:rsid="005eb4e8" style:font-weight-asian="normal" style:font-weight-complex="normal"/>
    </style:style>
    <style:style style:name="T13" style:family="text">
      <style:text-properties fo:font-weight="normal" officeooo:rsid="0036a0f8" style:font-weight-asian="normal" style:font-weight-complex="normal"/>
    </style:style>
    <style:style style:name="T14" style:family="text">
      <style:text-properties fo:font-weight="normal" officeooo:rsid="00676cef" style:font-weight-asian="normal" style:font-weight-complex="normal"/>
    </style:style>
    <style:style style:name="T15" style:family="text">
      <style:text-properties fo:font-weight="normal" officeooo:rsid="00679413" style:font-weight-asian="normal" style:font-weight-complex="normal"/>
    </style:style>
    <style:style style:name="T16" style:family="text">
      <style:text-properties fo:font-weight="normal" officeooo:rsid="006c6b48" style:font-weight-asian="normal" style:font-weight-complex="normal"/>
    </style:style>
    <style:style style:name="T17" style:family="text">
      <style:text-properties fo:font-weight="normal" officeooo:rsid="006f0cad" style:font-weight-asian="normal" style:font-weight-complex="normal"/>
    </style:style>
    <style:style style:name="T18" style:family="text">
      <style:text-properties fo:font-weight="normal" officeooo:rsid="00793689" style:font-weight-asian="normal" style:font-weight-complex="normal"/>
    </style:style>
    <style:style style:name="T19" style:family="text">
      <style:text-properties fo:font-weight="normal" officeooo:rsid="008c554d" style:font-weight-asian="normal" style:font-weight-complex="normal"/>
    </style:style>
    <style:style style:name="T20" style:family="text">
      <style:text-properties fo:font-weight="normal" officeooo:rsid="008c9b32" style:font-weight-asian="normal" style:font-weight-complex="normal"/>
    </style:style>
    <style:style style:name="T21" style:family="text">
      <style:text-properties fo:font-weight="normal" officeooo:rsid="008e3a27" style:font-weight-asian="normal" style:font-weight-complex="normal"/>
    </style:style>
    <style:style style:name="T22" style:family="text">
      <style:text-properties fo:font-weight="normal" officeooo:rsid="008e4c9f" style:font-weight-asian="normal" style:font-weight-complex="normal"/>
    </style:style>
    <style:style style:name="T23" style:family="text">
      <style:text-properties fo:font-weight="normal" officeooo:rsid="00900833" style:font-weight-asian="normal" style:font-weight-complex="normal"/>
    </style:style>
    <style:style style:name="T24" style:family="text">
      <style:text-properties fo:font-weight="normal" officeooo:rsid="0092bb64" style:font-weight-asian="normal" style:font-weight-complex="normal"/>
    </style:style>
    <style:style style:name="T25" style:family="text">
      <style:text-properties fo:font-weight="normal" officeooo:rsid="009c708d" style:font-weight-asian="normal" style:font-weight-complex="normal"/>
    </style:style>
    <style:style style:name="T26" style:family="text">
      <style:text-properties fo:font-weight="normal" officeooo:rsid="00a61c4f" style:font-weight-asian="normal" style:font-weight-complex="normal"/>
    </style:style>
    <style:style style:name="T27" style:family="text">
      <style:text-properties fo:font-weight="normal" officeooo:rsid="00a6e30a" style:font-weight-asian="normal" style:font-weight-complex="normal"/>
    </style:style>
    <style:style style:name="T28" style:family="text">
      <style:text-properties fo:font-weight="normal" officeooo:rsid="00a89751" style:font-weight-asian="normal" style:font-weight-complex="normal"/>
    </style:style>
    <style:style style:name="T29" style:family="text">
      <style:text-properties fo:font-weight="normal" officeooo:rsid="00a91423" style:font-weight-asian="normal" style:font-weight-complex="normal"/>
    </style:style>
    <style:style style:name="T30" style:family="text">
      <style:text-properties fo:font-weight="normal" officeooo:rsid="0072eed8" style:font-weight-asian="normal" style:font-weight-complex="normal"/>
    </style:style>
    <style:style style:name="T31" style:family="text">
      <style:text-properties fo:font-weight="normal" officeooo:rsid="00b9db11" style:font-weight-asian="normal" style:font-weight-complex="normal"/>
    </style:style>
    <style:style style:name="T32" style:family="text">
      <style:text-properties fo:font-weight="normal" officeooo:rsid="00c1711a" style:font-weight-asian="normal" style:font-weight-complex="normal"/>
    </style:style>
    <style:style style:name="T33" style:family="text">
      <style:text-properties fo:font-weight="normal" officeooo:rsid="00c1d2f8" style:font-weight-asian="normal" style:font-weight-complex="normal"/>
    </style:style>
    <style:style style:name="T34" style:family="text">
      <style:text-properties officeooo:rsid="003658a6"/>
    </style:style>
    <style:style style:name="T35" style:family="text">
      <style:text-properties officeooo:rsid="0036a0f8"/>
    </style:style>
    <style:style style:name="T36" style:family="text">
      <style:text-properties officeooo:rsid="003a7e82"/>
    </style:style>
    <style:style style:name="T37" style:family="text">
      <style:text-properties officeooo:rsid="00433ad4"/>
    </style:style>
    <style:style style:name="T38" style:family="text">
      <style:text-properties officeooo:rsid="004a5a55"/>
    </style:style>
    <style:style style:name="T39" style:family="text">
      <style:text-properties officeooo:rsid="004bcce6"/>
    </style:style>
    <style:style style:name="T40" style:family="text">
      <style:text-properties fo:font-weight="bold" style:font-weight-asian="bold" style:font-weight-complex="bold"/>
    </style:style>
    <style:style style:name="T41" style:family="text">
      <style:text-properties fo:font-weight="bold" officeooo:rsid="0036a0f8" style:font-weight-asian="bold" style:font-weight-complex="bold"/>
    </style:style>
    <style:style style:name="T42" style:family="text">
      <style:text-properties fo:font-weight="bold" officeooo:rsid="004ce71b" style:font-weight-asian="bold" style:font-weight-complex="bold"/>
    </style:style>
    <style:style style:name="T43" style:family="text">
      <style:text-properties fo:font-weight="bold" officeooo:rsid="004eaefc" style:font-weight-asian="bold" style:font-weight-complex="bold"/>
    </style:style>
    <style:style style:name="T44" style:family="text">
      <style:text-properties fo:font-weight="bold" officeooo:rsid="00676cef" style:font-weight-asian="bold" style:font-weight-complex="bold"/>
    </style:style>
    <style:style style:name="T45" style:family="text">
      <style:text-properties fo:font-weight="bold" officeooo:rsid="00793689" style:font-weight-asian="bold" style:font-weight-complex="bold"/>
    </style:style>
    <style:style style:name="T46" style:family="text">
      <style:text-properties officeooo:rsid="004ce71b"/>
    </style:style>
    <style:style style:name="T47" style:family="text">
      <style:text-properties fo:font-style="normal" fo:font-weight="normal" officeooo:rsid="004ce71b" style:font-style-asian="normal" style:font-weight-asian="normal" style:font-style-complex="normal" style:font-weight-complex="normal"/>
    </style:style>
    <style:style style:name="T48" style:family="text">
      <style:text-properties fo:font-style="normal" fo:font-weight="normal" officeooo:rsid="00505505" style:font-style-asian="normal" style:font-weight-asian="normal" style:font-style-complex="normal" style:font-weight-complex="normal"/>
    </style:style>
    <style:style style:name="T49" style:family="text">
      <style:text-properties fo:font-style="normal" fo:font-weight="normal" officeooo:rsid="0092bb64" style:font-style-asian="normal" style:font-weight-asian="normal" style:font-style-complex="normal" style:font-weight-complex="normal"/>
    </style:style>
    <style:style style:name="T50" style:family="text">
      <style:text-properties fo:font-style="normal" fo:font-weight="normal" officeooo:rsid="0094abe7" style:font-style-asian="normal" style:font-weight-asian="normal" style:font-style-complex="normal" style:font-weight-complex="normal"/>
    </style:style>
    <style:style style:name="T51" style:family="text">
      <style:text-properties fo:font-style="normal" fo:font-weight="normal" officeooo:rsid="009c708d" style:font-style-asian="normal" style:font-weight-asian="normal" style:font-style-complex="normal" style:font-weight-complex="normal"/>
    </style:style>
    <style:style style:name="T52" style:family="text">
      <style:text-properties fo:font-style="normal" fo:font-weight="normal" officeooo:rsid="00999561" style:font-style-asian="normal" style:font-weight-asian="normal" style:font-style-complex="normal" style:font-weight-complex="normal"/>
    </style:style>
    <style:style style:name="T53" style:family="text">
      <style:text-properties fo:font-style="normal" fo:font-weight="normal" officeooo:rsid="008737f3" style:font-style-asian="normal" style:font-weight-asian="normal" style:font-style-complex="normal" style:font-weight-complex="normal"/>
    </style:style>
    <style:style style:name="T54" style:family="text">
      <style:text-properties fo:font-style="normal" fo:font-weight="normal" officeooo:rsid="00b8d558" style:font-style-asian="normal" style:font-weight-asian="normal" style:font-style-complex="normal" style:font-weight-complex="normal"/>
    </style:style>
    <style:style style:name="T55" style:family="text">
      <style:text-properties fo:font-style="normal" fo:font-weight="normal" officeooo:rsid="0036a0f8" style:font-style-asian="normal" style:font-weight-asian="normal" style:font-style-complex="normal" style:font-weight-complex="normal"/>
    </style:style>
    <style:style style:name="T56" style:family="text">
      <style:text-properties fo:font-style="normal" fo:font-weight="normal" officeooo:rsid="00af25e9" style:font-style-asian="normal" style:font-weight-asian="normal" style:font-style-complex="normal" style:font-weight-complex="normal"/>
    </style:style>
    <style:style style:name="T57" style:family="text">
      <style:text-properties fo:font-style="normal" fo:font-weight="normal" officeooo:rsid="00b3a945" style:font-style-asian="normal" style:font-weight-asian="normal" style:font-style-complex="normal" style:font-weight-complex="normal"/>
    </style:style>
    <style:style style:name="T58" style:family="text">
      <style:text-properties fo:font-style="normal" fo:font-weight="normal" officeooo:rsid="004eaefc" style:font-style-asian="normal" style:font-weight-asian="normal" style:font-style-complex="normal" style:font-weight-complex="normal"/>
    </style:style>
    <style:style style:name="T59" style:family="text">
      <style:text-properties fo:font-style="normal" fo:font-weight="bold" officeooo:rsid="00505505" style:font-style-asian="normal" style:font-weight-asian="bold" style:font-style-complex="normal" style:font-weight-complex="bold"/>
    </style:style>
    <style:style style:name="T60" style:family="text">
      <style:text-properties fo:font-style="normal" fo:font-weight="bold" officeooo:rsid="0036a0f8" style:font-style-asian="normal" style:font-weight-asian="bold" style:font-style-complex="normal" style:font-weight-complex="bold"/>
    </style:style>
    <style:style style:name="T61" style:family="text">
      <style:text-properties officeooo:rsid="00505505"/>
    </style:style>
    <style:style style:name="T62" style:family="text">
      <style:text-properties officeooo:rsid="0050908a"/>
    </style:style>
    <style:style style:name="T63" style:family="text">
      <style:text-properties officeooo:rsid="0052902e"/>
    </style:style>
    <style:style style:name="T64" style:family="text">
      <style:text-properties officeooo:rsid="0053f209"/>
    </style:style>
    <style:style style:name="T65" style:family="text">
      <style:text-properties officeooo:rsid="00549709"/>
    </style:style>
    <style:style style:name="T66" style:family="text">
      <style:text-properties officeooo:rsid="0055d030"/>
    </style:style>
    <style:style style:name="T67" style:family="text">
      <style:text-properties officeooo:rsid="0057c64e"/>
    </style:style>
    <style:style style:name="T68" style:family="text">
      <style:text-properties officeooo:rsid="00590bb6"/>
    </style:style>
    <style:style style:name="T69" style:family="text">
      <style:text-properties officeooo:rsid="00619a7b"/>
    </style:style>
    <style:style style:name="T70" style:family="text">
      <style:text-properties officeooo:rsid="00627587"/>
    </style:style>
    <style:style style:name="T71" style:family="text">
      <style:text-properties officeooo:rsid="0062bd83"/>
    </style:style>
    <style:style style:name="T72" style:family="text">
      <style:text-properties officeooo:rsid="0063e2d1"/>
    </style:style>
    <style:style style:name="T73" style:family="text">
      <style:text-properties officeooo:rsid="0065a0ad"/>
    </style:style>
    <style:style style:name="T74" style:family="text">
      <style:text-properties officeooo:rsid="006715ef"/>
    </style:style>
    <style:style style:name="T75" style:family="text">
      <style:text-properties officeooo:rsid="006e1bf7"/>
    </style:style>
    <style:style style:name="T76" style:family="text">
      <style:text-properties officeooo:rsid="006f1a23"/>
    </style:style>
    <style:style style:name="T77" style:family="text">
      <style:text-properties officeooo:rsid="007171c7"/>
    </style:style>
    <style:style style:name="T78" style:family="text">
      <style:text-properties officeooo:rsid="0072eed8"/>
    </style:style>
    <style:style style:name="T79" style:family="text">
      <style:text-properties officeooo:rsid="0074e0af"/>
    </style:style>
    <style:style style:name="T80" style:family="text">
      <style:text-properties officeooo:rsid="007626e9"/>
    </style:style>
    <style:style style:name="T81" style:family="text">
      <style:text-properties officeooo:rsid="007ad458"/>
    </style:style>
    <style:style style:name="T82" style:family="text">
      <style:text-properties officeooo:rsid="007bfd15"/>
    </style:style>
    <style:style style:name="T83" style:family="text">
      <style:text-properties officeooo:rsid="007e6ec3"/>
    </style:style>
    <style:style style:name="T84" style:family="text">
      <style:text-properties officeooo:rsid="0083aeb7"/>
    </style:style>
    <style:style style:name="T85" style:family="text">
      <style:text-properties officeooo:rsid="00900e50"/>
    </style:style>
    <style:style style:name="T86" style:family="text">
      <style:text-properties officeooo:rsid="009079c0"/>
    </style:style>
    <style:style style:name="T87" style:family="text">
      <style:text-properties officeooo:rsid="00921159"/>
    </style:style>
    <style:style style:name="T88" style:family="text">
      <style:text-properties officeooo:rsid="0094fd89"/>
    </style:style>
    <style:style style:name="T89" style:family="text">
      <style:text-properties officeooo:rsid="009511fe"/>
    </style:style>
    <style:style style:name="T90" style:family="text">
      <style:text-properties officeooo:rsid="0095b3f7"/>
    </style:style>
    <style:style style:name="T91" style:family="text">
      <style:text-properties officeooo:rsid="00974cf4"/>
    </style:style>
    <style:style style:name="T92" style:family="text">
      <style:text-properties officeooo:rsid="00981230"/>
    </style:style>
    <style:style style:name="T93" style:family="text">
      <style:text-properties officeooo:rsid="00a0fb8f"/>
    </style:style>
    <style:style style:name="T94" style:family="text">
      <style:text-properties officeooo:rsid="00a9c54a"/>
    </style:style>
    <style:style style:name="T95" style:family="text">
      <style:text-properties officeooo:rsid="00ac4fa5"/>
    </style:style>
    <style:style style:name="T96" style:family="text">
      <style:text-properties officeooo:rsid="00ad0a9b"/>
    </style:style>
    <style:style style:name="T97" style:family="text">
      <style:text-properties officeooo:rsid="00b3a945"/>
    </style:style>
    <style:style style:name="T98" style:family="text">
      <style:text-properties officeooo:rsid="00b6ded5"/>
    </style:style>
    <style:style style:name="T99" style:family="text">
      <style:text-properties officeooo:rsid="00ba06d3"/>
    </style:style>
    <style:style style:name="T100" style:family="text">
      <style:text-properties officeooo:rsid="00ba0a16"/>
    </style:style>
    <style:style style:name="T101" style:family="text">
      <style:text-properties officeooo:rsid="00bc02a1"/>
    </style:style>
    <style:style style:name="T102" style:family="text">
      <style:text-properties officeooo:rsid="00c1aec5"/>
    </style:style>
    <style:style style:name="T103" style:family="text">
      <style:text-properties officeooo:rsid="00c3176d"/>
    </style:style>
    <style:style style:name="T104" style:family="text">
      <style:text-properties officeooo:rsid="00c4a891"/>
    </style:style>
    <style:style style:name="T105" style:family="text">
      <style:text-properties officeooo:rsid="00c94804"/>
    </style:style>
    <style:style style:name="T106" style:family="text">
      <style:text-properties officeooo:rsid="00cbad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4">Dato: </text:span><text:span text:style-name="T38">8</text:span><text:span text:style-name="T34">/</text:span><text:span text:style-name="T38">7</text:span><text:span text:style-name="T34">-2021</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19"><text:span text:style-name="T34">FindHPVMutations er e</text:span><text:span text:style-name="T38">t script</text:span><text:span text:style-name="T34"> der kan </text:span><text:span text:style-name="T38">finde mutationer i HPV typer på nukleotid og aminosyre niveau. </text:span><text:span text:style-name="T97">Som udgangspunkt skal der</text:span><text:span text:style-name="T90"> </text:span><text:span text:style-name="T38">inputtes hvilke HPV typer der er i en prøve (f.eks gennem info fra en coverage analyse) og scriptet vil så </text:span><text:span text:style-name="T90">finde varianter for hver type</text:span><text:span text:style-name="T38">. </text:span><text:span text:style-name="T97">Der er dog også mulighed for at lade s</text:span><text:span text:style-name="T38">criptet kan også finde hvilken HPV type der er </text:span><text:span text:style-name="T90">tilstede </text:span><text:span text:style-name="T97">ved hjælp af algoritmen VirStrain</text:span><text:span text:style-name="T38">, </text:span><text:span text:style-name="T90">men det</text:span><text:span text:style-name="T97">te</text:span><text:span text:style-name="T90"> </text:span><text:span text:style-name="T93">er ikke optimalt </text:span><text:span text:style-name="T90">hvis der er flere HPV typer i en prøve. </text:span></text:p>
      <text:p text:style-name="P19"/>
      <text:p text:style-name="P43">Tips til at arbejde i terminalen</text:p>
      <text:list xml:id="list1984641808" text:style-name="L2">
        <text:list-item>
          <text:p text:style-name="P41">Terminalen kan åbnes ved at trykke ctrl+alt+t</text:p>
        </text:list-item>
        <text:list-item>
          <text:p text:style-name="P41">For at kopiere til og fra terminalen bruges <text:span text:style-name="T102">ctrl+shift+</text:span>c og <text:span text:style-name="T102">ctrl+shift+v</text:span></text:p>
        </text:list-item>
        <text:list-item>
          <text:p text:style-name="P42">For at skrive den sidst brugte kommando igen, tryk pil op.</text:p>
        </text:list-item>
        <text:list-item>
          <text:p text:style-name="P42">For at afbryde en kørsel tryk ctrl+c (Hvis den ikke stopper tryk da ctrl+z og ctrl+c igen)</text:p>
        </text:list-item>
      </text:list>
      <text:h text:style-name="Heading_20_1" text:outline-level="1">Fremgangsmåde</text:h>
      <text:p text:style-name="P3"><text:span text:style-name="T34">1. Læg alle fastq filer fra ind i mappen /home/pato/Skrivebord/HPV16_projekt/</text:span><text:span text:style-name="T36">FASTQ</text:span></text:p>
      <text:p text:style-name="P23"><text:span text:style-name="T34">Der kan godt oprettes undermapper i mappen for at holde styr på </text:span><text:span text:style-name="T38">andre </text:span><text:span text:style-name="T34">FASTQ filer -</text:span><text:span text:style-name="T38"> scriptet søger ikke i </text:span><text:span text:style-name="T34">undermapper. </text:span><text:span text:style-name="T30">Hvis der har været tidligere ufuldstændige kørsler eller enkelte moduler har været kørt: </text:span></text:p>
      <text:list xml:id="list3750693204" text:style-name="L1">
        <text:list-item>
          <text:p text:style-name="P38"><text:span text:style-name="T94">A</text:span><text:span text:style-name="T78">lle filer der ender med _filt.fastq </text:span><text:span text:style-name="T90">fjernes fra </text:span><text:span text:style-name="T78">mappe</text:span><text:span text:style-name="T94">n</text:span><text:span text:style-name="T78">. </text:span><text:span text:style-name="T88">Åben terminal og indsæt følgende </text:span><text:span text:style-name="T90">for at slette dem</text:span><text:span text:style-name="T88">: </text:span></text:p>
        </text:list-item>
      </text:list>
      <text:p text:style-name="P18"><text:span text:style-name="T88"><text:tab/>rm </text:span><text:span text:style-name="T34">/home/pato/Skrivebord/HPV16_projekt/</text:span><text:span text:style-name="T36">FASTQ</text:span><text:span text:style-name="T88">/*_filt.fastq </text:span><text:span text:style-name="T78"><text:line-break/></text:span></text:p>
      <text:p text:style-name="P19"><text:span text:style-name="T34">2. Åben </text:span><text:span text:style-name="T39">tekst</text:span><text:span text:style-name="T34">filen /home/pato/Skrivebord/HPV16_projekt/FindHPVMutations_options.</text:span><text:span text:style-name="T39">txt.</text:span></text:p>
      <text:p text:style-name="P24"><text:span text:style-name="T84">I </text:span><text:span text:style-name="T90">denne tekst</text:span><text:span text:style-name="T84">fil</text:span><text:span text:style-name="T34"> </text:span><text:span text:style-name="T39">kan indstillinger for kørslen </text:span><text:span text:style-name="T84">sættes</text:span><text:span text:style-name="T39">. </text:span><text:span text:style-name="T91">Vær opmærksom på ikke at æ</text:span><text:span text:style-name="T39">ndr</text:span><text:span text:style-name="T91">e</text:span><text:span text:style-name="T39"> </text:span><text:span text:style-name="T91">i</text:span><text:span text:style-name="T39"> navnene til venstre for ”=” tegn. </text:span><text:span text:style-name="T78">Se Indstillinger sektion for forklaringer </text:span><text:span text:style-name="T91">af de forskellige muligheder. </text:span></text:p>
      <text:p text:style-name="P24"><text:span text:style-name="T35">Når </text:span><text:span text:style-name="T98">indstillinger</text:span><text:span text:style-name="T35"> er </text:span><text:span text:style-name="T79">s</text:span><text:span text:style-name="T98">krevet ind</text:span><text:span text:style-name="T35">, gem</text:span><text:span text:style-name="T61">mes </text:span><text:span text:style-name="T67">den ændrede</text:span><text:span text:style-name="T35"> </text:span><text:span text:style-name="T34">FindHPVMutations_</text:span><text:span text:style-name="T67">options</text:span><text:span text:style-name="T34">.</text:span><text:span text:style-name="T61">txt fil</text:span><text:span text:style-name="T35">. </text:span><text:span text:style-name="T80">Tekstfilen </text:span><text:span text:style-name="T67">F</text:span><text:span text:style-name="T34">indHPVMutations_</text:span><text:span text:style-name="T67">options</text:span><text:span text:style-name="T34">.</text:span><text:span text:style-name="T61">txt </text:span><text:span text:style-name="T67">kan </text:span><text:span text:style-name="T92">nu </text:span><text:span text:style-name="T67">lukkes. </text:span><text:span text:style-name="T91"><text:line-break/></text:span></text:p>
      <text:p text:style-name="P39"><text:span text:style-name="T39">3. </text:span><text:span text:style-name="T98">Hvis der ikke bruges VirStrain subtypering angives hvilke </text:span><text:span text:style-name="T39">HPV typer, der er i </text:span><text:span text:style-name="T98">hver fastqfil. </text:span><text:span text:style-name="T103">Det gøres ved at oprette en</text:span><text:span text:style-name="T98"> individuel</text:span><text:span text:style-name="T78"> tekstfil</text:span><text:span text:style-name="T98">er</text:span><text:span text:style-name="T78"> i </text:span><text:span text:style-name="T35">/References/InputRefs/ </text:span><text:span text:style-name="T103">med samme navn som fastqfilen men med endelsen .txt i stedet for .fastq.</text:span><text:span text:style-name="T35"> </text:span>For automatisk at <text:span text:style-name="T103">foretage dette,</text:span> åbn terminal, skriv MakeEmptyTxtFile.sh og tryk enter. <text:span text:style-name="T103">Dereffter indtastes HPVtyper i hver fil. </text:span><text:span text:style-name="T35">Hver type skal stå på en </text:span><text:span text:style-name="T104">ny</text:span><text:span text:style-name="T35"> linje for sig. Undgå mellemrum på endelser.</text:span><text:line-break/></text:p>
      <text:p text:style-name="P20"><text:span text:style-name="T98">4</text:span><text:span text:style-name="T92">. Åben terminalen</text:span><text:span text:style-name="T35"> og </text:span><text:span text:style-name="T92">start programmet</text:span><text:span text:style-name="T61"> </text:span><text:span text:style-name="T35">ved at skrive </text:span><text:span text:style-name="T34">FindHPVMutations.</text:span><text:span text:style-name="T61">sh</text:span><text:span text:style-name="T65">. </text:span><text:span text:style-name="T95">Alt efter hvor mange referencer og fastqfiler, samt deres størrelse der er valgt kan programmet tage variende tid. Eks </text:span><text:span text:style-name="T96">er en</text:span><text:span text:style-name="T95"> kørsler med 5 fastqfiler til 2 referencer </text:span><text:span text:style-name="T96">tog</text:span><text:span text:style-name="T95"> 10 min. </text:span><text:span text:style-name="T96">En anden kørsel med 92 fastqfiler på 24 referencer hver tog 6 timer. </text:span></text:p>
      <text:p text:style-name="P4"/>
      <text:h text:style-name="Heading_20_1" text:outline-level="1"><text:soft-page-break/>Indstillinger</text:h>
      <text:p text:style-name="P8"><text:span text:style-name="T45">Run</text:span><text:span text:style-name="T41">Name</text:span><text:span text:style-name="T35"> er et navn man kan give hele kørslen. Kørslen kommer til at hedde </text:span><text:span text:style-name="T46">&lt;</text:span><text:span text:style-name="T81">Run</text:span><text:span text:style-name="T46">Name&gt;</text:span><text:span text:style-name="T35">_</text:span><text:span text:style-name="T46">&lt;</text:span><text:span text:style-name="T35">klokkeslæt</text:span><text:span text:style-name="T46">&gt;</text:span><text:span text:style-name="T35">_</text:span><text:span text:style-name="T46">&lt;d</text:span><text:span text:style-name="T35">ato</text:span><text:span text:style-name="T46">&gt;</text:span></text:p>
      <text:p text:style-name="P4"><text:span text:style-name="T40">MainF</text:span> er hovedmappen, hvorfa alt køres og alle undermapper ligger. <text:span text:style-name="T46">Scriptet er ikke ligenu flytbart, men få ting skal fikses før det kan blive det. </text:span></text:p>
      <text:p text:style-name="P4"><text:span text:style-name="T40">Qualtrim</text:span> er en kvalitetsscore som cutadapt programmet vil bruge til at fjerne baser fra 3' enden af reads, hvis de har en score under den angivne værdi</text:p>
      <text:p text:style-name="P4"><text:span text:style-name="T40">MinLen</text:span> er min. længde reads skal være, ellers bliver de filtreret fra</text:p>
      <text:p text:style-name="P4"><text:span text:style-name="T40">MaxLen</text:span> er max. længde reads skal være, ellers bliver de filtreret fra</text:p>
      <text:h text:style-name="Heading_20_2" text:outline-level="2"><text:span text:style-name="T43">Modul</text:span><text:span text:style-name="T42"> indstillinger</text:span></text:h>
      <text:p text:style-name="P21"><text:span text:style-name="T44">c</text:span><text:span text:style-name="T42">ustomRefForAll </text:span><text:span text:style-name="T3">[true/false]</text:span><text:span text:style-name="T42"> </text:span><text:span text:style-name="T14">Hvis true ignoreres inputrefs </text:span><text:span text:style-name="T25">og VirStrain </text:span><text:span text:style-name="T14">subtypering og alle fastsqfiler bliver </text:span><text:span text:style-name="T26">kun </text:span><text:span text:style-name="T14">alignet til </text:span><text:span text:style-name="T26">de(n)</text:span><text:span text:style-name="T14"> reference(r) </text:span><text:span text:style-name="T26">der er </text:span><text:span text:style-name="T14">angivet i cRef </text:span><text:span text:style-name="T27">(se nedenstående)</text:span><text:span text:style-name="T14">.</text:span><text:span text:style-name="T16"> </text:span></text:p>
      <text:p text:style-name="P14"><text:span text:style-name="T42">cRef </text:span><text:span text:style-name="T14">Her angives hvilke reference(r) der skal alignes til, hvis c</text:span><text:span text:style-name="T3">ustomRefForAll </text:span><text:span text:style-name="T14">er aktiveret. </text:span><text:span text:style-name="T15">Flere referencer angives med et tab i mellem, eks: </text:span></text:p>
      <text:p text:style-name="P11">HPV35_X74477_1<text:tab/>HPV70_U21941_1<text:tab/>HPV49_X74480_1</text:p>
      <text:p text:style-name="P16"><text:span text:style-name="T41">customName </text:span><text:span text:style-name="T3">[true/false]</text:span><text:span text:style-name="T42"> </text:span><text:span text:style-name="T13">Hvis true, ignoreres </text:span><text:span text:style-name="T18">Run</text:span><text:span text:style-name="T13">Name og </text:span><text:span text:style-name="T20">et angivet navn i </text:span><text:span text:style-name="T13">cName bruges i stedet, hvor der ikke sættes dato på. </text:span><text:span text:style-name="T19">Fordelen er</text:span><text:span text:style-name="T13"> at det </text:span><text:span text:style-name="T19">kan</text:span><text:span text:style-name="T13"> bruges til at køre specifikke moduler på en </text:span><text:span text:style-name="T33">tidligere</text:span><text:span text:style-name="T13"> kørsel, der allerede har </text:span><text:span text:style-name="T33">fået tildelt</text:span><text:span text:style-name="T13"> et navn med klokkeslæt. </text:span><text:span text:style-name="T33">Man kan da indsætte det fulde navn her (med dato og klokkeslæt) og køre moduler på igen. </text:span></text:p>
      <text:p text:style-name="P8"><text:span text:style-name="T41">cName </text:span><text:span text:style-name="T20">se ovenstående</text:span><text:span text:style-name="T12">.</text:span></text:p>
      <text:p text:style-name="P17"><text:span text:style-name="T41">indexReferences </text:span><text:span text:style-name="T3">[true/false]</text:span><text:span text:style-name="T42"> </text:span><text:span text:style-name="T3">hvis true indekseres alle referencer som </text:span><text:span text:style-name="T24">ligger i</text:span><text:span text:style-name="T3"> /</text:span><text:span text:style-name="T24">References hvis der ikke allerede findes en .fasta fil for referencen i </text:span><text:span text:style-name="T47">References/</text:span><text:span text:style-name="T49">IndexedRef. </text:span><text:span text:style-name="T50">Fasta kopi</text:span><text:span text:style-name="T51">er</text:span><text:span text:style-name="T50">e</text:span><text:span text:style-name="T51">s</text:span><text:span text:style-name="T50"> til undermappe af samme navn i </text:span><text:span text:style-name="T47">References/</text:span><text:span text:style-name="T49">IndexedRef </text:span><text:span text:style-name="T50">og indeks filer genereres i samme mappe.</text:span></text:p>
      <text:p text:style-name="P5"><text:span text:style-name="T40">qualityFilt </text:span><text:span text:style-name="T3">[true/false] <text:s/></text:span><text:span text:style-name="T4">angiver om fastqfiler skal filtreres. </text:span><text:span text:style-name="T17">Dette modul skal være aktiveret, hvis der skal alignes, da align og variantcall script kun leder efter filtrerede filer. </text:span></text:p>
      <text:p text:style-name="P22"><text:span text:style-name="T41">CombineRefs </text:span><text:span text:style-name="T3">[true/false] </text:span><text:span text:style-name="T4">skal være true hvis der er angivet </text:span><text:span text:style-name="T28">at der er </text:span><text:span text:style-name="T4">flere genotyper i en eller flere fastqfiler. </text:span><text:span text:style-name="T29">Efter alignment til kombinerede referencer bliver bamfiler splittet efter individuel reference og der bliver lavet nye variantcalls. </text:span></text:p>
      <text:p text:style-name="P5"><text:span text:style-name="T40">AlignAndVarCall </text:span><text:span text:style-name="T3">[true/false] </text:span><text:span text:style-name="T4">modul der aligner og laver variantcalls</text:span><text:span text:style-name="T28"> </text:span></text:p>
      <text:p text:style-name="P5"><text:span text:style-name="T40">RunAnnoRSCrip</text:span><text:span text:style-name="T43">t</text:span><text:span text:style-name="T40"> </text:span><text:span text:style-name="T3">[true/false] </text:span><text:span text:style-name="T4">Modul der annoterer variantcalls med aminosyre ændringer</text:span></text:p>
      <text:p text:style-name="P5"><text:span text:style-name="T40">RunSiteCovScript</text:span> <text:span text:style-name="T40"><text:s/></text:span><text:span text:style-name="T3">[true/false] </text:span><text:span text:style-name="T4">Modul der tæller dybden af reads på hver variant position </text:span></text:p>
      <text:p text:style-name="P5"><text:span text:style-name="T40">RunNoCallsScript</text:span> <text:span text:style-name="T40"><text:s/></text:span><text:span text:style-name="T3">[true/false] <text:s/></text:span><text:span text:style-name="T4">Modul </text:span><text:span text:style-name="T21">der </text:span><text:span text:style-name="T4">sammenligner hvor mange af de brugte fastqfiler som er alignet til en given reference der ikke har tilstrækkelig dybde på variant position </text:span><text:span text:style-name="T31">fra RunSiteCovScript</text:span><text:span text:style-name="T4">. </text:span><text:span text:style-name="T21">Dette modul </text:span><text:span text:style-name="T22">køres til allersidst og</text:span><text:span text:style-name="T21"> giver desuden e</text:span><text:span text:style-name="T22">n</text:span><text:span text:style-name="T21"> summerende</text:span><text:span text:style-name="T4"> tabel med resultater for alle varianter og referencer. </text:span></text:p>
      <text:p text:style-name="P4"/>
      <text:p text:style-name="P28"><text:span text:style-name="T41">VirStrainGenoAndSubTyping </text:span><text:span text:style-name="T3">[true/false] </text:span><text:span text:style-name="T5">Angiver om VirStrain skal bruges til at finde hoved og </text:span><text:span text:style-name="T11">sub</text:span><text:span text:style-name="T5">typer før alignment og variantcalling i stedet for manuelt angivne typer. </text:span><text:span text:style-name="T23">I</text:span><text:span text:style-name="T5">kke optimalt hvis der er flere typer i en prøve. </text:span><text:span text:style-name="T32">Modulet CombineRefs bliver ignoreret hvis denne er aktiveret.</text:span></text:p>
      <text:p text:style-name="P4"><text:span text:style-name="T40">VirStrainMaindb </text:span><text:span text:style-name="T5">Navn på VirStrain genereret database over hovedtyper. Skal ligge i /</text:span><text:span text:style-name="T48">References/</text:span></text:p>
      <text:p text:style-name="P25"><text:span text:style-name="T41">VirStrainSubFolders </text:span><text:span text:style-name="T5">Navn på </text:span><text:span text:style-name="T11">mappe der indeholder </text:span><text:span text:style-name="T5">VirStrain genereret </text:span><text:span text:style-name="T11">subtype</text:span><text:span text:style-name="T5">database</text:span><text:span text:style-name="T11">r</text:span><text:span text:style-name="T5"> </text:span><text:span text:style-name="T11">i individuelle mapper</text:span><text:span text:style-name="T5">. Skal ligge i /</text:span><text:span text:style-name="T48">References/ og database for hver undertype skal ligge i en mappe for sig under denne mappe. </text:span></text:p>
      <text:p text:style-name="P27"/>
      <text:p text:style-name="P26"><text:span text:style-name="T60">cutOutsideAmplicons</text:span><text:span text:style-name="T55"> </text:span><text:span text:style-name="T47">[true/false] </text:span><text:span text:style-name="T56">Hvis true </text:span><text:span text:style-name="T57">k</text:span><text:span text:style-name="T58">lipper alle sekvenser uden for amplicon bedfil. </text:span><text:span text:style-name="T54">Indstil </text:span><text:span text:style-name="T58">AmpliconRef </text:span><text:span text:style-name="T54">og </text:span><text:span text:style-name="T48">BedFileNameX </text:span><text:span text:style-name="T54">(se nedenstående)</text:span></text:p>
      <text:p text:style-name="P7"><text:soft-page-break/><text:span text:style-name="T40">AmpliconRef</text:span> er den reference amplicons er lavet ud fra og bruges til at kunne klippe regioner af reads udenfor amplicon væk. </text:p>
      <text:p text:style-name="P7"><text:span text:style-name="T59">BedFileNameX</text:span><text:span text:style-name="T48"> er navn på hypotetisk bedfil med komplimentære regioner til at cutte primer sekvenser væk fra amplicons. Der skal ligges en fil med endelsen compl1 og en med endelsen compl2 der udgør </text:span><text:span text:style-name="T52">bed fil for </text:span><text:span text:style-name="T48">hver amplicon primer pool. </text:span><text:span text:style-name="T53">Det angivne navn skal da ende med _compl, så finder scriptet det to bed filer med endelserne 1 og 2. </text:span></text:p>
      <text:h text:style-name="P35" text:outline-level="2">Avancerede indstillinger</text:h>
      <text:h text:style-name="Heading_20_3" text:outline-level="3">Alignment indstillinger</text:h>
      <text:p text:style-name="P29"><text:span text:style-name="T62">For at skrue på aligneren BWA’s parametre åbnes scriptet AlignAndVariantCall.sh i en tekst editor som wordpad eller sublime text (anbefales). Herefter scrolles ned til linje 85, som starter med teksten ”bwa mem”. Nye parametre tilføjes lige efter teksten bwa mem i linje 85, </text:span><text:span text:style-name="T68">adskilt af mellemrum</text:span><text:span text:style-name="T62">. </text:span><text:span text:style-name="T69">Parameter indstillinger for bwa mem kan ses på </text:span><text:a xlink:type="simple" xlink:href="http://bio-bwa.sourceforge.net/bwa.shtml" text:style-name="Internet_20_link" text:visited-style-name="Visited_20_Internet_20_Link"><text:span text:style-name="T69">http://bio-bwa.sourceforge.net/bwa.shtml</text:span></text:a><text:span text:style-name="T69"> under C</text:span><text:span text:style-name="T71">ommands and options </text:span><text:span text:style-name="T69">→ mem →</text:span><text:span text:style-name="T70"> Options. </text:span><text:span text:style-name="T69"><text:s/></text:span></text:p>
      <text:h text:style-name="P36" text:outline-level="3">Variant calling <text:span text:style-name="T87">indstillinger</text:span></text:h>
      <text:p text:style-name="P31"><text:span text:style-name="T63">For at skrue på variant calleren GATK HaplotypeCallers </text:span><text:span text:style-name="T62">parametre åbnes scriptet </text:span><text:span text:style-name="T68">Scripts/Bash/</text:span><text:span text:style-name="T62">AlignAndVariantCall.sh i en tekst editor som wordpad eller sublime text (anbefales). Herefter scrolles ned til linje </text:span><text:span text:style-name="T63">135 </text:span><text:span text:style-name="T64">og 181</text:span><text:span text:style-name="T62">, som starter med teksten ”gatk --java-options "-Xmx4g" HaplotypeCaller”. </text:span><text:span text:style-name="T63">Her skal det noteres at linjen slutter med en backslash ”\” hvilket betyder at næste linje læses som en del af foregående. Nye parametre tilføjes til sidste linje af de \ <text:s/>sammenhængende linjer eller med en ny linje ved at sætte \ på sidste sammenhængende linje for at forbinde den til den nye linje. </text:span><text:span text:style-name="T64">Det er vigtigt at man er opmærksom på at ændre de samme ting for både linje 135 og 181. </text:span><text:span text:style-name="T85">Gem fil inden kørsel. </text:span><text:span text:style-name="T64">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37" text:outline-level="3"><text:span text:style-name="T64">Variant </text:span>filtrering</text:h>
      <text:p text:style-name="P30"><text:span text:style-name="T63">For at skrue på variant calleren GATK HaplotypeCallers </text:span><text:span text:style-name="T62">parametre åbnes scriptet </text:span><text:span text:style-name="T68">Scripts/Bash/</text:span><text:span text:style-name="T62">AlignAndVariantCall</text:span><text:span text:style-name="T75">l</text:span><text:span text:style-name="T62">.sh i en tekst editor som wordpad eller sublime text (anbefales). Herefter scrolles ned til linje </text:span><text:span text:style-name="T64">226 som starter med ”gatk --java-options "-Xmx4g" VariantFiltration”. Her kan ændres i parametre i linjerne under, som er forbundet til 286 med backslash ” \” ved at ændre i tallet efter &lt; eller &gt; tegnet. </text:span><text:span text:style-name="T85">Gem fil inden kørsel. </text:span><text:span text:style-name="T64">Hvert filter er forklaret på </text:span><text:a xlink:type="simple" xlink:href="https://gatk.broadinstitute.org/hc/en-us/articles/360035890471-Hard-filtering-germline-short-variants" text:style-name="Internet_20_link" text:visited-style-name="Visited_20_Internet_20_Link"><text:span text:style-name="T64">https://gatk.broadinstitute.org/hc/en-us/articles/360035890471-Hard-filtering-germline-short-variants</text:span></text:a></text:p>
      <text:h text:style-name="Heading_20_3" text:outline-level="3">Nye subtyper med VirStrain</text:h>
      <text:p text:style-name="P12"><text:span text:style-name="T8">Hvis der skal subtyperes nye typer, skal en ny multiple sequence alignement efterfulgt af en generering af en database til VirStrain foretages. Se MAFFT&amp;VirStrain.sh script </text:span><text:span text:style-name="T5">i Scripts/Bash mappen. </text:span><text:span text:style-name="T9">Herefter henvises VirStrain til de nylavede databaser ved at ændre i linjerne <text:line-break/>”VirStrainMaindb=”</text:span></text:p>
      <text:p text:style-name="P10">”VirStrainSubFolders=”<text:line-break/>i filen ”FindHPVMutations_options.txt”<text:line-break/>Hvor den første er en database med alle HPV hovedtyper og den anden er en overmappe med undermapper af databaser med alle HPV undertyper. Hvis en ny undertype tilføjes til eks HPV16 og <text:soft-page-break/>er lagt ind i den samme database under subtyper, <text:span text:style-name="T86">som brugt ved tidligere kørsel</text:span>, behøves de to ikke ændres. </text:p>
      <text:p text:style-name="P9"><text:span text:style-name="T37">Individuelle r</text:span>eferencer <text:span text:style-name="T37">skal </text:span><text:span text:style-name="T66">derefter</text:span><text:span text:style-name="T37"> </text:span>lægges ind i <text:span text:style-name="T34">/home/pato/Skrivebord/HPV16_projekt/</text:span>References </text:p>
      <text:p text:style-name="P12"><text:span text:style-name="T1">Det er nødvendigt at der ligeledes er </text:span><text:span text:style-name="T7">en tilhørende</text:span><text:span text:style-name="T1"> gff3 filer til hver </text:span><text:span text:style-name="T5">ny </text:span><text:span text:style-name="T1">reference i </text:span><text:span text:style-name="T2">/</text:span><text:span text:style-name="T1">References/GFFfiles </text:span><text:span text:style-name="T7">hvis der skal kaldes aminosyre ændringer. </text:span></text:p>
      <text:p text:style-name="P12"><text:span text:style-name="T10">S</text:span><text:span text:style-name="T1">æt indexReferences=true i </text:span><text:span text:style-name="T2">FindHPVMutations_options.</text:span><text:span text:style-name="T6">txt</text:span><text:span text:style-name="T1">, </text:span><text:span text:style-name="T5">første gang der køres med nye referencer. </text:span><text:span text:style-name="T10">Der bliver genereret nye index filer for hver reference og de bliver gemt i undermapper til fremtidige kørsler. </text:span></text:p>
      <text:h text:style-name="P34" text:outline-level="1">Resultater</text:h>
      <text:p text:style-name="P47">Oversigt over varianter</text:p>
      <text:p text:style-name="P32"><text:span text:style-name="T82">Resultater kommer ud i filen </text:span><text:span text:style-name="T72">Annotation_results/AnnotationSummary_</text:span><text:span text:style-name="T35">&lt;</text:span><text:span text:style-name="T81">Run</text:span><text:span text:style-name="T35">Name&gt;_&lt;time&gt;_&lt;date&gt;.txt, </text:span><text:span text:style-name="T82">som</text:span><text:span text:style-name="T35"> </text:span><text:span text:style-name="T72">indeholder summerende statistik over alle fundne varianter.</text:span></text:p>
      <text:p text:style-name="P32"><text:span text:style-name="T82">Filen </text:span><text:span text:style-name="T72">Annotation_results/AnnotationIndividualFiles_</text:span><text:span text:style-name="T105">&lt;</text:span><text:span text:style-name="T81">Run</text:span><text:span text:style-name="T35">Name&gt;_&lt;time&gt;_&lt;date&gt;.</text:span><text:span text:style-name="T72">txt indeholder info over hvilke varianter der er kaldt i hver enkelt fastqfil. </text:span></text:p>
      <text:p text:style-name="P47">Bam filer og VCF filer</text:p>
      <text:p text:style-name="P33"><text:span text:style-name="T61">Alignede reads ligger i </text:span><text:span text:style-name="T35">bamfiler og </text:span><text:span text:style-name="T61">varianter </text:span><text:span text:style-name="T99">ligger</text:span><text:span text:style-name="T61"> i</text:span><text:span text:style-name="T35"> vcf filer </text:span><text:span text:style-name="T100">under </text:span><text:span text:style-name="T35"><text:s/>Results/&lt;</text:span><text:span text:style-name="T81">Run</text:span><text:span text:style-name="T35">Name&gt;/&lt;fastqnavn&gt;/&lt;reference&gt;/<text:line-break/>En summerende fil for antal varianter fundet i en fastqfil ligger i Results/&lt;</text:span><text:span text:style-name="T81">Run</text:span><text:span text:style-name="T35">Name&gt;/&lt;fastqnavn&gt;/MismatchCounts_filt_&lt;fastqnan&gt;_run, hvor første kolonne er referencenavn og anden kolonne er antal fundne mismatch. </text:span><text:span text:style-name="T76">Et lavt antal mismatch betyder ikke nødvendigvis at </text:span><text:span text:style-name="T83">reads matcher</text:span><text:span text:style-name="T76"> reference </text:span><text:span text:style-name="T83">perfekt</text:span><text:span text:style-name="T76">, det kan også betyde at der ikke er alignet noget og der derfor ikke findes nogen mismatches.</text:span></text:p>
      <text:p text:style-name="P32"><text:span text:style-name="T82">B</text:span><text:span text:style-name="T35">am filer med endelsen ".sort.bam" har ikke fået markeret duplikat reads<text:line-break/>Bam filer med endelsen ".sort.dup.readGroupFix.bam" har fået </text:span><text:span text:style-name="T73">markeret</text:span><text:span text:style-name="T35"> duplikat reads, </text:span><text:span text:style-name="T101">så de ikke vises i eks. IGV</text:span></text:p>
      <text:p text:style-name="P32"><text:span text:style-name="T82">VCF</text:span><text:span text:style-name="T35"> filer med endelse</text:span><text:span text:style-name="T82">n</text:span><text:span text:style-name="T35"> ".sort.dup.readGroupFix_filtered.vcf" har fået filtreret variant calls, men indeholder dem stadig, så man kan se hvorfor de er blevet filtreret.<text:line-break/></text:span><text:span text:style-name="T82">VCF</text:span><text:span text:style-name="T35"> filer med endelse</text:span><text:span text:style-name="T82">n</text:span><text:span text:style-name="T35"> ".sort.dup.readGroupFix_filtered_FiltEx_headerfix.vcf" har fået fjernet filtrerede variant calls </text:span><text:span text:style-name="T73">helt. </text:span></text:p>
      <text:p text:style-name="P47">Subtyperingsresultater (Kun hvis VirStrain er aktiveret)</text:p>
      <text:p text:style-name="P6">Hvis VirStrain subtypering er aktiveret ligger resultater <text:span text:style-name="T74">for subtypering i</text:span> VirStrain_<text:span text:style-name="T73">run</text:span>/&lt;<text:span text:style-name="T81">Run</text:span>Name&gt;/VirStrain_summary.<text:span text:style-name="T73">txt og i undermapper med samme navn som den enkelte fastqfil i VirStrain_report.txt. </text:span></text:p>
      <text:p text:style-name="P6"><text:span text:style-name="T74">Resultater for genotypering ligger på tilsvarende vis under mappen </text:span>VirStrain_<text:span text:style-name="T73">run</text:span>/&lt;<text:span text:style-name="T81">Run</text:span>Name&gt;/<text:span text:style-name="T74">Genotypecalls.</text:span></text:p>
      <text:p text:style-name="P15"/>
      <text:p text:style-name="P44">Oprydning</text:p>
      <text:p text:style-name="P15">Efter en kørsel er der lavet filer med navn <text:span text:style-name="T72">FASTQfiles_</text:span><text:span text:style-name="T35">&lt;</text:span><text:span text:style-name="T81">Run</text:span><text:span text:style-name="T35">Name&gt;_&lt;time&gt;_&lt;date&gt;.</text:span><text:span text:style-name="T72">txt </text:span>og <text:s/><text:span text:style-name="T72">FASTQfiles_</text:span><text:span text:style-name="T35">&lt;</text:span><text:span text:style-name="T81">Run</text:span><text:span text:style-name="T35">Name&gt;_&lt;time&gt;_&lt;date&gt;_</text:span>run<text:span text:style-name="T77">names</text:span><text:span text:style-name="T35">.</text:span><text:span text:style-name="T72">txt </text:span><text:span text:style-name="T77">i hovedmappen</text:span><text:span text:style-name="T72">. </text:span>Disse filer har været <text:soft-page-break/>brugt til at finde fastqfiler som bruges i kørslen og efterlades i tilfælde af at der skal laves modificeringer eller enkelte moduler skal genkøres. De kan slettes manuelt, <text:span text:style-name="T106">hvis de ikke skal bruges mere</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1-07-15T09:44:57.586227752</dc:date>
    <meta:editing-duration>P4DT11H43M41S</meta:editing-duration>
    <meta:editing-cycles>144</meta:editing-cycles>
    <meta:generator>LibreOffice/6.4.7.2$Linux_X86_64 LibreOffice_project/40$Build-2</meta:generator>
    <meta:document-statistic meta:table-count="0" meta:image-count="0" meta:object-count="0" meta:page-count="5" meta:paragraph-count="72" meta:word-count="1642" meta:character-count="11467" meta:non-whitespace-character-count="9863"/>
  </office:meta>
</office:document-meta>
</file>